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XX XX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XXX（XXX）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XXX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XX（金）</text:p>
          </table:table-cell>
          <table:table-cell table:style-name="表35.B1" office:value-type="string">
            <text:p text:style-name="P22">11/XX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XX(月) ~ 2020.11.XX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<text:soft-page-break/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1/XX（金）</text:p>
          </table:table-cell>
          <table:table-cell table:style-name="表38.B1" office:value-type="string">
            <text:p text:style-name="P22">1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1.XX(月) ~ 2020.1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oft-page-break/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250700575971844479" text:style-name="L1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56</dc:date><text:p text:style-name="P64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email<text:span text:style-name="T17"> </text:span><text:span text:style-name="T16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<text:soft-page-break/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<text:soft-page-break/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34827227333489101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9058196094789510864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156204654329657696" text:style-name="L4">
              <text:list-item>
                <text:p text:style-name="P40"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<text:soft-page-break/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476277688418895098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1-08T13:44:07.07</dc:date>
    <dc:creator>iwabuchi ken</dc:creator>
    <meta:editing-duration>PT22H15M18S</meta:editing-duration>
    <meta:editing-cycles>137</meta:editing-cycles>
    <meta:generator>OpenOffice/4.1.3$Win32 OpenOffice.org_project/413m1$Build-9783</meta:generator>
    <meta:document-statistic meta:table-count="42" meta:image-count="0" meta:object-count="0" meta:page-count="16" meta:paragraph-count="620" meta:word-count="3608" meta:character-count="8107"/>
  </office:meta>
</office:document-meta>
</file>